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2cm" svg:height="2.275cm" svg:x="11.4cm" svg:y="4.9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2cm" svg:x="17.2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2.275cm" svg:x="11.4cm" svg:y="10.9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cm" svg:height="12.4cm" svg:x="1.2cm" svg:y="3.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783cm" svg:height="0.725cm" svg:x="11cm" svg:y="4.2cm">
          <draw:text-box>
            <text:p><text:span text:style-name="T1">WaveformControl</text:span></text:p>
          </draw:text-box>
        </draw:frame>
        <draw:frame draw:style-name="gr5" draw:text-style-name="P2" draw:layer="layout" svg:width="2.415cm" svg:height="0.725cm" svg:x="17.4cm" svg:y="1.375cm">
          <draw:text-box>
            <text:p><text:span text:style-name="T1">Waveform</text:span></text:p>
          </draw:text-box>
        </draw:frame>
        <draw:frame draw:style-name="gr5" draw:text-style-name="P2" draw:layer="layout" svg:width="4.253cm" svg:height="0.725cm" svg:x="10.801cm" svg:y="10.201cm">
          <draw:text-box>
            <text:p><text:span text:style-name="T1">WaveformHardware</text:span></text:p>
          </draw:text-box>
        </draw:frame>
        <draw:frame draw:style-name="gr5" draw:text-style-name="P2" draw:layer="layout" svg:width="3.144cm" svg:height="0.725cm" svg:x="1.001cm" svg:y="2.801cm">
          <draw:text-box>
            <text:p><text:span text:style-name="T1">WaveformMgr</text:span></text:p>
          </draw:text-box>
        </draw:frame>
        <draw:custom-shape draw:style-name="gr6" draw:text-style-name="P1" draw:layer="layout" svg:width="2cm" svg:height="0.8cm" svg:x="4.4cm" svg:y="5.2cm">
          <text:p text:style-name="P1">“w0”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2cm" svg:height="0.8cm" svg:x="4.4cm" svg:y="6cm">
          <text:p text:style-name="P1">“w1”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0.8cm" svg:x="4.4cm" svg:y="7.4cm">
          <text:p text:style-name="P1">“w5”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4cm" svg:y1="6.8cm" svg:x2="4.4cm" svg:y2="7.4cm">
          <text:p/>
        </draw:line>
        <draw:line draw:style-name="gr7" draw:text-style-name="P1" draw:layer="layout" svg:x1="6.4cm" svg:y1="6.8cm" svg:x2="6.4cm" svg:y2="7.4cm">
          <text:p/>
        </draw:line>
        <draw:custom-shape draw:style-name="gr1" draw:text-style-name="P1" draw:layer="layout" svg:width="3.2cm" svg:height="2.275cm" svg:x="11.6cm" svg:y="5.1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2cm" svg:height="2.275cm" svg:x="11.8cm" svg:y="5.3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2cm" svg:x="17.4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6cm" svg:height="2cm" svg:x="17.6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2.275cm" svg:x="11.6cm" svg:y="11.1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2cm" svg:height="2.275cm" svg:x="11.8cm" svg:y="11.327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6.4cm" svg:y1="6.4cm" svg:x2="11.8cm" svg:y2="6.464cm" draw:start-shape="id1" draw:start-glue-point="1" draw:end-shape="id2" svg:d="m6400 6400 5400 64" svg:viewBox="0 0 5401 65">
          <text:p/>
        </draw:connector>
        <draw:custom-shape draw:style-name="gr6" draw:text-style-name="P1" draw:layer="layout" svg:width="2cm" svg:height="0.8cm" svg:x="4.4cm" svg:y="11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2cm" svg:height="0.8cm" svg:x="4.4cm" svg:y="1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0.8cm" svg:x="4.4cm" svg:y="13.4cm">
          <text:p text:style-name="P1">5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4cm" svg:y1="12.8cm" svg:x2="4.4cm" svg:y2="13.4cm">
          <text:p/>
        </draw:line>
        <draw:line draw:style-name="gr7" draw:text-style-name="P1" draw:layer="layout" svg:x1="6.4cm" svg:y1="12.8cm" svg:x2="6.4cm" svg:y2="13.4cm">
          <text:p/>
        </draw:line>
        <draw:connector draw:style-name="gr8" draw:text-style-name="P1" draw:layer="layout" draw:type="line" svg:x1="6.4cm" svg:y1="12.4cm" svg:x2="11.8cm" svg:y2="12.464cm" draw:start-shape="id3" draw:start-glue-point="1" draw:end-shape="id4" draw:end-glue-point="3" svg:d="m6400 12400 5400 64" svg:viewBox="0 0 5401 65">
          <text:p/>
        </draw:connector>
        <draw:connector draw:style-name="gr8" draw:text-style-name="P1" draw:layer="layout" svg:x1="15cm" svg:y1="6.464cm" svg:x2="18.9cm" svg:y2="4.5cm" draw:start-shape="id2" draw:start-glue-point="1" draw:end-shape="id5" draw:end-glue-point="2" svg:d="m15000 6464h3900v-1964" svg:viewBox="0 0 3901 1965">
          <text:p/>
        </draw:connector>
        <draw:connector draw:style-name="gr9" draw:text-style-name="P1" draw:layer="layout" draw:line-skew="2.699cm" svg:x1="15cm" svg:y1="12.464cm" svg:x2="20.2cm" svg:y2="3.5cm" draw:start-shape="id4" draw:start-glue-point="1" draw:end-shape="id5" draw:end-glue-point="1" svg:d="m15000 12464h8400v-8964h-3200" svg:viewBox="0 0 8401 8965">
          <text:p/>
        </draw:connector>
        <draw:frame draw:style-name="gr5" draw:text-style-name="P2" draw:layer="layout" svg:width="1.679cm" svg:height="0.725cm" svg:x="17.2cm" svg:y="11.739cm">
          <draw:text-box>
            <text:p><text:span text:style-name="T1">(copy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61cm" fo:text-indent="0cm"/>
      <style:text-properties style:use-window-font-color="true" style:text-outline="false" style:text-line-through-style="none" fo:font-family="'Liberation Sans'" style:font-family-generic="roman" style:font-pitch="variable" fo:font-size="48.7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609cm" fo:text-indent="0cm"/>
      <style:text-properties fo:font-size="4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56cm" fo:text-indent="0cm"/>
      <style:text-properties fo:font-size="36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04cm" fo:text-indent="0cm"/>
      <style:text-properties fo:font-size="30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52cm" fo:text-indent="0cm"/>
      <style:text-properties fo:font-size="30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52cm" fo:text-indent="0cm"/>
      <style:text-properties fo:font-size="30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52cm" fo:text-indent="0cm"/>
      <style:text-properties fo:font-size="30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52cm" fo:text-indent="0cm"/>
      <style:text-properties fo:font-size="30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52cm" fo:text-indent="0cm"/>
      <style:text-properties fo:font-size="30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7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8cm" svg:height="7.575cm" svg:x="2.185cm" svg:y="2.485cm"/>
      <draw:page-thumbnail draw:layer="backgroundobjects" svg:width="6.628cm" svg:height="7.575cm" svg:x="2.185cm" svg:y="11.061cm"/>
      <draw:page-thumbnail draw:layer="backgroundobjects" svg:width="6.628cm" svg:height="7.575cm" svg:x="2.185cm" svg:y="19.637cm"/>
      <draw:page-thumbnail draw:layer="backgroundobjects" svg:width="6.628cm" svg:height="7.575cm" svg:x="12.185cm" svg:y="2.485cm"/>
      <draw:page-thumbnail draw:layer="backgroundobjects" svg:width="6.628cm" svg:height="7.575cm" svg:x="12.185cm" svg:y="11.061cm"/>
      <draw:page-thumbnail draw:layer="backgroundobjects" svg:width="6.628cm" svg:height="7.575cm" svg:x="12.185cm" svg:y="19.637cm"/>
    </style:handout-master>
    <style:master-page style:name="Default" style:page-layout-name="PM1" draw:style-name="Mdp1">
      <draw:frame presentation:style-name="Default-title" draw:layer="backgroundobjects" svg:width="25.199cm" svg:height="5.342cm" svg:x="1.4cm" svg:y="1.275cm" presentation:class="title" presentation:placeholder="true">
        <draw:text-box/>
      </draw:frame>
      <draw:frame presentation:style-name="Default-outline1" draw:layer="backgroundobjects" svg:width="25.199cm" svg:height="18.56cm" svg:x="1.4cm" svg:y="7.488cm" presentation:class="outline" presentation:placeholder="true">
        <draw:text-box/>
      </draw:frame>
      <draw:frame presentation:style-name="Mpr1" draw:text-style-name="MP1" draw:layer="backgroundobjects" svg:width="6.523cm" svg:height="2.206cm" svg:x="1.4cm" svg:y="29.1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2.206cm" svg:x="9.576cm" svg:y="29.15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2.206cm" svg:x="20.076cm" svg:y="29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Price</meta:initial-creator>
    <meta:creation-date>2013-11-01T08:09:26</meta:creation-date>
    <dc:date>2014-07-28T13:42:04</dc:date>
    <dc:creator>steve price</dc:creator>
    <meta:editing-duration>PT3H51M32S</meta:editing-duration>
    <meta:editing-cycles>10</meta:editing-cycles>
    <meta:generator>LibreOffice/4.0.2.2$Linux_X86_64 LibreOffice_project/400m0$Build-2</meta:generator>
    <meta:document-statistic meta:object-count="52"/>
  </office:meta>
</office:document-meta>
</file>